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 style:font-name="Arial" style:text-underline-style="solid" style:text-underline-width="auto" style:text-underline-color="font-color" officeooo:rsid="000712d0" officeooo:paragraph-rsid="000712d0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0712d0" officeooo:paragraph-rsid="000712d0"/>
    </style:style>
    <style:style style:name="P3" style:family="paragraph" style:parent-style-name="Standard">
      <style:paragraph-properties fo:text-align="justify" style:justify-single-word="false"/>
      <style:text-properties style:font-name="Arial" style:text-underline-style="none" officeooo:rsid="000712d0" officeooo:paragraph-rsid="000712d0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none" officeooo:rsid="0007ab1b" officeooo:paragraph-rsid="0007ab1b"/>
    </style:style>
    <style:style style:name="P5" style:family="paragraph" style:parent-style-name="Standard">
      <style:paragraph-properties fo:text-align="justify" style:justify-single-word="false"/>
      <style:text-properties style:font-name="Arial" style:text-underline-style="none" officeooo:rsid="000cb037" officeooo:paragraph-rsid="000cb037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officeooo:rsid="000d3df9" officeooo:paragraph-rsid="000d3df9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officeooo:rsid="000ddf54" officeooo:paragraph-rsid="000ddf54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rial" style:text-underline-style="none" officeooo:rsid="000ddf54" officeooo:paragraph-rsid="000ddf54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officeooo:rsid="000e3108" officeooo:paragraph-rsid="000e3108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officeooo:rsid="000e3108" officeooo:paragraph-rsid="000e7144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none" officeooo:rsid="0012b7ab" officeooo:paragraph-rsid="0012b7ab"/>
    </style:style>
    <style:style style:name="T1" style:family="text">
      <style:text-properties officeooo:rsid="00092947"/>
    </style:style>
    <style:style style:name="T2" style:family="text">
      <style:text-properties officeooo:rsid="000af171"/>
    </style:style>
    <style:style style:name="T3" style:family="text">
      <style:text-properties officeooo:rsid="000cb037"/>
    </style:style>
    <style:style style:name="T4" style:family="text">
      <style:text-properties officeooo:rsid="000d3df9"/>
    </style:style>
    <style:style style:name="T5" style:family="text">
      <style:text-properties officeooo:rsid="000ddf54"/>
    </style:style>
    <style:style style:name="T6" style:family="text">
      <style:text-properties officeooo:rsid="000e7144"/>
    </style:style>
    <style:style style:name="T7" style:family="text">
      <style:text-properties officeooo:rsid="000fe768"/>
    </style:style>
    <style:style style:name="T8" style:family="text">
      <style:text-properties officeooo:rsid="00110b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de synthèse</text:p>
      <text:p text:style-name="P2"/>
      <text:p text:style-name="P3"/>
      <text:p text:style-name="P3">1. Sujets et consignes</text:p>
      <text:p text:style-name="P3"/>
      <text:p text:style-name="P3">⇒ 6 sujets au choix</text:p>
      <text:p text:style-name="P3"/>
      <text:p text:style-name="P4">⇒ 2 documents a rendre</text:p>
      <text:p text:style-name="P4"><text:tab/>⇒ Note de synthèse en effectuant une veille informationnelle <text:span text:style-name="T3">(15-25 pages)</text:span></text:p>
      <text:p text:style-name="P4"><text:tab/><text:tab/>⇒ Trouver au moins 6 docs récents (Max 1 an ⇒ 26/09/23)</text:p>
      <text:p text:style-name="P4"><text:tab/><text:tab/>⇒ Au moins 2 issus sources scientifiques</text:p>
      <text:p text:style-name="P4"><text:tab/><text:tab/>⇒ Texte plus anciens possibles (uniquement en plus)</text:p>
      <text:p text:style-name="P4"><text:tab/><text:tab/><text:span text:style-name="T1">⇒ Retranscrits en annexe ⇒ Passage utiles surlignés</text:span></text:p>
      <text:p text:style-name="P3"><text:tab/><text:tab/><text:span text:style-name="T1">⇒ E</text:span><text:span text:style-name="T2">n</text:span><text:span text:style-name="T1">voi par groupe d’au moins 2 sources (20/09 – 27/09 – 4/10 – 11/10)</text:span></text:p>
      <text:p text:style-name="P3"><text:tab/><text:tab/><text:tab/><text:span text:style-name="T2">⇒ Préciser le titre, le lien, le nom de/les étudiants qui l’ont trouvé</text:span></text:p>
      <text:p text:style-name="P3"><text:tab/><text:tab/><text:tab/><text:span text:style-name="T2">⇒ Rappeler le sujet, nom des personnes, groupe TD</text:span></text:p>
      <text:p text:style-name="P3"/>
      <text:p text:style-name="P3"><text:tab/><text:tab/><text:span text:style-name="T3">⇒ Rédiger une synthèse de ces infos ⇒ Suivre un plan perso</text:span></text:p>
      <text:p text:style-name="P3"><text:tab/><text:tab/><text:span text:style-name="T3">⇒ Créer au moins une infographie / data-visualisation</text:span></text:p>
      <text:p text:style-name="P3"><text:tab/><text:tab/><text:tab/><text:span text:style-name="T3">⇒ Possible de mettre schéma, tableau, graphique …</text:span></text:p>
      <text:p text:style-name="P3"><text:tab/><text:tab/><text:span text:style-name="T3">⇒ Respecter les règles de conception, rédaction, présentation des notes de <text:tab/><text:tab/><text:tab/>synthèse</text:span></text:p>
      <text:p text:style-name="P3"><text:tab/></text:p>
      <text:p text:style-name="P3"><text:tab/><text:span text:style-name="T3">⇒ Sitographie commentée justifiant la pertinence de chaque source (Max 2 pages)</text:span></text:p>
      <text:p text:style-name="P3"/>
      <text:p text:style-name="P3"/>
      <text:p text:style-name="P3">2. Objectif d’une note de synthèse</text:p>
      <text:p text:style-name="P3"/>
      <text:p text:style-name="P5">⇒ <text:span text:style-name="T4">Résumer un ensemble d’information pour un collègue</text:span></text:p>
      <text:p text:style-name="P5"/>
      <text:p text:style-name="P6">⇒ Sujet à cerner</text:p>
      <text:p text:style-name="P6"><text:tab/>⇒ Découvrir les principaux points du sujet</text:p>
      <text:p text:style-name="P6"><text:tab/>⇒ Pouvoir élaborer une problématique provisoire</text:p>
      <text:p text:style-name="P6"><text:tab/>⇒ Trouver des mots clés</text:p>
      <text:p text:style-name="P6"><text:tab/>⇒ Trouver d’autre source</text:p>
      <text:p text:style-name="P3"/>
      <text:p text:style-name="P3"/>
      <text:p text:style-name="P3">3. Contenu d’une note de synthèse</text:p>
      <text:p text:style-name="P3"/>
      <text:p text:style-name="P6">⇒ Problématique</text:p>
      <text:p text:style-name="P6"><text:tab/>⇒ Question ouverte et générale sur le sujet</text:p>
      <text:p text:style-name="P6"><text:tab/>⇒ Question assez large pour englober les principaux aspects du sujet</text:p>
      <text:p text:style-name="P6"><text:tab/>⇒ Réponse partielle dans chacun des documents choisis</text:p>
      <text:p text:style-name="P6"><text:tab/>⇒ Plan permettant d’y répondre</text:p>
      <text:p text:style-name="P6"><text:tab/><text:span text:style-name="T5">⇒ Question énoncé en intro</text:span></text:p>
      <text:p text:style-name="P6"><text:tab/><text:span text:style-name="T5">⇒ Réponse définitive en conclusion</text:span></text:p>
      <text:p text:style-name="P6"/>
      <text:p text:style-name="P7">⇒ Document utile à trouver</text:p>
      <text:p text:style-name="P7"><text:tab/>⇒ Choix a faire en réfléchissant au sujet et à la prb</text:p>
      <text:p text:style-name="P7"><text:tab/>⇒ Aspect variés</text:p>
      <text:p text:style-name="P7"/>
      <text:p text:style-name="P7"/>
      <text:p text:style-name="P8">⇒ Récapitulatif des informations importantes</text:p>
      <text:p text:style-name="P3"><text:tab/><text:span text:style-name="T5">⇒ Doc récapitulant les infos essentielles sans dénaturer les docs d’origines</text:span></text:p>
      <text:p text:style-name="P3"/>
      <text:p text:style-name="P9">⇒ Plan</text:p>
      <text:p text:style-name="P9"><text:tab/>⇒ Aider à comprendre les informations et la logique de la note</text:p>
      <text:p text:style-name="P9"/>
      <text:p text:style-name="P9"><text:tab/><text:span text:style-name="T6">⇒ 3 sortes de plans</text:span></text:p>
      <text:p text:style-name="P9"><text:tab/><text:tab/><text:span text:style-name="T6">⇒ Thématique (ou par catégorie)</text:span></text:p>
      <text:p text:style-name="P9"><text:tab/><text:tab/><text:tab/><text:span text:style-name="T6">⇒ Décrie les différents aspects</text:span></text:p>
      <text:p text:style-name="P9"><text:tab/><text:tab/><text:tab/><text:span text:style-name="T6">⇒ Ne pas faire un inventaire ⇒ Analyser les seuls aspects essentiels</text:span></text:p>
      <text:p text:style-name="P9"><text:tab/><text:tab/><text:tab/><text:tab/><text:span text:style-name="T6">⇒ Aspect technique, économique, écologique, sociologique, <text:tab/><text:tab/><text:tab/><text:tab/><text:tab/>historique, éthique …</text:span></text:p>
      <text:p text:style-name="P9"><text:tab/><text:tab/><text:span text:style-name="T6">⇒ Analytique</text:span></text:p>
      <text:p text:style-name="P9"><text:tab/><text:tab/><text:tab/><text:span text:style-name="T6">⇒ Répond à plusieurs questions</text:span></text:p>
      <text:p text:style-name="P9"><text:tab/><text:tab/><text:tab/><text:tab/><text:span text:style-name="T6">⇒ Qui, quoi, a qui, quand, comment, pourquoi</text:span></text:p>
      <text:p text:style-name="P9"><text:tab/><text:tab/><text:tab/><text:span text:style-name="T6">⇒ Explique et analyse les raisons d’une situation</text:span></text:p>
      <text:p text:style-name="P10"><text:tab/><text:tab/><text:tab/><text:span text:style-name="T6">⇒ Analyser </text:span></text:p>
      <text:p text:style-name="P10"><text:span text:style-name="T6"><text:tab/><text:tab/><text:tab/><text:tab/>⇒ les composant du phénomèn</text:span><text:span text:style-name="T7">e</text:span><text:span text:style-name="T6">, ses acteurs, conséquence ...</text:span></text:p>
      <text:p text:style-name="P9"><text:tab/><text:tab/><text:span text:style-name="T6">⇒ Dialectique</text:span></text:p>
      <text:p text:style-name="P9"><text:tab/><text:tab/><text:tab/><text:span text:style-name="T6">⇒ 3 parties</text:span></text:p>
      <text:p text:style-name="P9"><text:tab/><text:tab/><text:tab/><text:tab/><text:span text:style-name="T6">⇒ thèse</text:span></text:p>
      <text:p text:style-name="P9"><text:tab/><text:tab/><text:tab/><text:tab/><text:span text:style-name="T6">⇒ Antithèse</text:span></text:p>
      <text:p text:style-name="P9"><text:tab/><text:tab/><text:tab/><text:tab/><text:span text:style-name="T6">⇒ Synthèse</text:span></text:p>
      <text:p text:style-name="P9"><text:tab/></text:p>
      <text:p text:style-name="P9"><text:tab/><text:span text:style-name="T6">⇒ Construction du plan détailler ⇒ carte mental</text:span></text:p>
      <text:p text:style-name="P9"/>
      <text:p text:style-name="P9"><text:tab/><text:span text:style-name="T8">⇒ Rédaction</text:span></text:p>
      <text:p text:style-name="P9"><text:tab/><text:tab/><text:span text:style-name="T8">⇒ Style concis et neutre</text:span></text:p>
      <text:p text:style-name="P9"><text:tab/><text:tab/><text:tab/><text:span text:style-name="T8">⇒ Recopiage possible des doc cités dans l’annexe</text:span></text:p>
      <text:p text:style-name="P9"><text:tab/><text:tab/><text:tab/><text:span text:style-name="T8">⇒ Idée à sourcer (ex (voir doc X))</text:span></text:p>
      <text:p text:style-name="P9"/>
      <text:p text:style-name="P9"><text:tab/><text:tab/><text:span text:style-name="T8">⇒ Connecteurs logique indispensables</text:span></text:p>
      <text:p text:style-name="P9"><text:tab/></text:p>
      <text:p text:style-name="P3"/>
      <text:p text:style-name="P3">4. Forme d’une note de synthèse</text:p>
      <text:p text:style-name="P3"/>
      <text:p text:style-name="P11">⇒ Pour chaque source </text:p>
      <text:p text:style-name="P11"><text:tab/>⇒ titre, auteur, date de création + nom de la personne commentant</text:p>
      <text:p text:style-name="P11"><text:tab/>⇒ Explication précise </text:p>
      <text:p text:style-name="P11"><text:tab/><text:tab/>⇒ Raison du choix de chaque source pour créer une note donnant des <text:tab/><text:tab/><text:tab/><text:tab/>informations scientifiques récentes</text:p>
      <text:p text:style-name="P11"><text:tab/><text:tab/><text:tab/>⇒ Ce n’est pas un résum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11:22.439984768</meta:creation-date>
    <dc:date>2024-09-02T13:56:51.377891850</dc:date>
    <meta:editing-duration>PT45M2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70" meta:word-count="452" meta:character-count="2756" meta:non-whitespace-character-count="2241"/>
  </office:meta>
</office:document-meta>
</file>